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ato Light" svg:font-family="'Lato Light'" style:font-pitch="variable"/>
    <style:font-face style:name="Lato Light1"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Light" officeooo:rsid="0017fb4a" officeooo:paragraph-rsid="0017fb4a"/>
    </style:style>
    <style:style style:name="P2" style:family="paragraph" style:parent-style-name="Standard">
      <style:text-properties style:font-name="Lato Light" fo:font-size="16pt" style:text-underline-style="solid" style:text-underline-width="auto" style:text-underline-color="font-color" fo:font-weight="bold" officeooo:rsid="0017fb4a" officeooo:paragraph-rsid="0017fb4a" style:font-size-asian="16pt" style:font-weight-asian="bold" style:font-size-complex="16pt" style:font-weight-complex="bold"/>
    </style:style>
    <style:style style:name="P3" style:family="paragraph" style:parent-style-name="Standard">
      <style:text-properties style:font-name="Lato Light" fo:font-weight="normal" officeooo:rsid="0017fb4a" officeooo:paragraph-rsid="0017fb4a" style:font-weight-asian="normal" style:font-weight-complex="normal"/>
    </style:style>
    <style:style style:name="P4" style:family="paragraph" style:parent-style-name="Standard">
      <style:text-properties style:font-name="Lato Light" fo:font-weight="normal" officeooo:rsid="0017fb4a" officeooo:paragraph-rsid="0019a83d" style:font-weight-asian="normal" style:font-weight-complex="normal"/>
    </style:style>
    <style:style style:name="P5" style:family="paragraph" style:parent-style-name="Standard">
      <style:text-properties style:font-name="Lato Light" fo:font-size="10pt" officeooo:rsid="0017fb4a" officeooo:paragraph-rsid="0017fb4a" style:font-size-asian="10pt" style:font-size-complex="10pt"/>
    </style:style>
    <style:style style:name="P6" style:family="paragraph" style:parent-style-name="Standard">
      <style:text-properties style:font-name="Lato Light" fo:font-style="italic" fo:font-weight="normal" officeooo:rsid="0018d4f3" officeooo:paragraph-rsid="0018d4f3" style:font-style-asian="italic" style:font-weight-asian="normal" style:font-style-complex="italic" style:font-weight-complex="normal"/>
    </style:style>
    <style:style style:name="P7" style:family="paragraph" style:parent-style-name="Standard">
      <style:text-properties style:font-name="Lato Light" fo:font-style="italic" fo:font-weight="normal" officeooo:rsid="0018d4f3" officeooo:paragraph-rsid="0019a83d" style:font-style-asian="italic" style:font-weight-asian="normal" style:font-style-complex="italic" style:font-weight-complex="normal"/>
    </style:style>
    <style:style style:name="P8" style:family="paragraph" style:parent-style-name="Standard">
      <style:text-properties officeooo:paragraph-rsid="00187c8f"/>
    </style:style>
    <style:style style:name="P9" style:family="paragraph" style:parent-style-name="Standard">
      <style:text-properties officeooo:rsid="00187c8f" officeooo:paragraph-rsid="00187c8f"/>
    </style:style>
    <style:style style:name="P10" style:family="paragraph" style:parent-style-name="Standard" style:list-style-name="L1">
      <style:text-properties officeooo:rsid="00187c8f" officeooo:paragraph-rsid="00187c8f"/>
    </style:style>
    <style:style style:name="P11" style:family="paragraph" style:parent-style-name="Standard" style:list-style-name="L2">
      <style:text-properties officeooo:rsid="00187c8f" officeooo:paragraph-rsid="0018d4f3"/>
    </style:style>
    <style:style style:name="P12" style:family="paragraph" style:parent-style-name="Standard">
      <style:text-properties officeooo:rsid="00187c8f" officeooo:paragraph-rsid="001a1590"/>
    </style:style>
    <style:style style:name="P13" style:family="paragraph" style:parent-style-name="Standard">
      <style:text-properties officeooo:rsid="0018d4f3" officeooo:paragraph-rsid="0018d4f3"/>
    </style:style>
    <style:style style:name="P14" style:family="paragraph" style:parent-style-name="Standard">
      <style:text-properties fo:font-weight="bold" officeooo:rsid="0018d4f3" officeooo:paragraph-rsid="0018d4f3" style:font-weight-asian="bold" style:font-weight-complex="bold"/>
    </style:style>
    <style:style style:name="P15" style:family="paragraph" style:parent-style-name="Standard">
      <style:text-properties officeooo:paragraph-rsid="0018d4f3"/>
    </style:style>
    <style:style style:name="P16" style:family="paragraph" style:parent-style-name="Standard">
      <style:paragraph-properties fo:background-color="transparent">
        <style:background-image/>
      </style:paragraph-properties>
      <style:text-properties fo:color="#000000" style:font-name="Courier 10 Pitch" fo:font-size="10pt" officeooo:paragraph-rsid="0018d4f3" fo:background-color="transparent" style:font-size-asian="10pt" style:font-size-complex="10pt"/>
    </style:style>
    <style:style style:name="P17" style:family="paragraph" style:parent-style-name="Standard">
      <style:paragraph-properties fo:background-color="transparent">
        <style:background-image/>
      </style:paragraph-properties>
      <style:text-properties fo:color="#000000" style:font-name="Courier 10 Pitch" fo:font-size="10pt" officeooo:rsid="0018d4f3" officeooo:paragraph-rsid="0018d4f3" fo:background-color="transparent" style:font-size-asian="10pt" style:font-size-complex="10pt"/>
    </style:style>
    <style:style style:name="P18" style:family="paragraph" style:parent-style-name="Standard">
      <style:paragraph-properties fo:background-color="transparent">
        <style:background-image/>
      </style:paragraph-properties>
      <style:text-properties fo:color="#000000" style:font-name="Courier 10 Pitch" fo:font-size="10pt" officeooo:rsid="00187c8f" officeooo:paragraph-rsid="00192335" fo:background-color="transparent" style:font-size-asian="10pt" style:font-size-complex="10pt"/>
    </style:style>
    <style:style style:name="P19" style:family="paragraph" style:parent-style-name="Standard" style:list-style-name="L3">
      <style:paragraph-properties fo:background-color="transparent">
        <style:background-image/>
      </style:paragraph-properties>
      <style:text-properties fo:color="#000000" style:font-name="Courier 10 Pitch" fo:font-size="10pt" officeooo:rsid="00187c8f" officeooo:paragraph-rsid="00192335" fo:background-color="transparent" style:font-size-asian="10pt" style:font-size-complex="10pt"/>
    </style:style>
    <style:style style:name="P20" style:family="paragraph" style:parent-style-name="Standard">
      <style:paragraph-properties fo:background-color="transparent">
        <style:background-image/>
      </style:paragraph-properties>
      <style:text-properties fo:color="#000000" style:font-name="Courier 10 Pitch" fo:font-size="10pt" officeooo:rsid="00192335" officeooo:paragraph-rsid="00192335" fo:background-color="transparent" style:font-size-asian="10pt" style:font-size-complex="10pt"/>
    </style:style>
    <style:style style:name="P21" style:family="paragraph" style:parent-style-name="Standard" style:list-style-name="L4">
      <style:paragraph-properties fo:background-color="transparent">
        <style:background-image/>
      </style:paragraph-properties>
      <style:text-properties fo:color="#000000" style:font-name="Courier 10 Pitch" fo:font-size="10pt" officeooo:rsid="00192335" officeooo:paragraph-rsid="0019a83d" fo:background-color="transparent" style:font-size-asian="10pt" style:font-size-complex="10pt"/>
    </style:style>
    <style:style style:name="P22" style:family="paragraph" style:parent-style-name="Standard" style:list-style-name="L4">
      <style:paragraph-properties fo:background-color="transparent">
        <style:background-image/>
      </style:paragraph-properties>
      <style:text-properties fo:color="#000000" style:font-name="Courier 10 Pitch" fo:font-size="10pt" officeooo:rsid="0019a83d" officeooo:paragraph-rsid="0019a83d" fo:background-color="transparent" style:font-size-asian="10pt" style:font-size-complex="10pt"/>
    </style:style>
    <style:style style:name="P23" style:family="paragraph" style:parent-style-name="Standard" style:list-style-name="L4">
      <style:paragraph-properties fo:background-color="transparent">
        <style:background-image/>
      </style:paragraph-properties>
      <style:text-properties fo:color="#000000" style:font-name="Courier 10 Pitch" fo:font-size="10pt" officeooo:rsid="0019a83d" officeooo:paragraph-rsid="001a1590" fo:background-color="transparent" style:font-size-asian="10pt" style:font-size-complex="10pt"/>
    </style:style>
    <style:style style:name="P24" style:family="paragraph" style:parent-style-name="Standard">
      <style:paragraph-properties fo:background-color="transparent">
        <style:background-image/>
      </style:paragraph-properties>
      <style:text-properties fo:color="#000000" style:font-name="Courier 10 Pitch" fo:font-size="10pt" officeooo:rsid="0019a83d" officeooo:paragraph-rsid="0019a83d" fo:background-color="transparent" style:font-size-asian="10pt" style:font-size-complex="10pt"/>
    </style:style>
    <style:style style:name="P25" style:family="paragraph" style:parent-style-name="Standard">
      <style:paragraph-properties fo:background-color="transparent">
        <style:background-image/>
      </style:paragraph-properties>
      <style:text-properties fo:color="#000000" style:font-name="Courier 10 Pitch" fo:font-size="10pt" style:text-underline-style="solid" style:text-underline-width="auto" style:text-underline-color="font-color" fo:font-weight="bold" officeooo:rsid="0019a83d" officeooo:paragraph-rsid="0019a83d" fo:background-color="transparent" style:font-size-asian="10pt" style:font-weight-asian="bold" style:font-size-complex="10pt" style:font-weight-complex="bold"/>
    </style:style>
    <style:style style:name="P26" style:family="paragraph" style:parent-style-name="Standard">
      <style:paragraph-properties fo:background-color="transparent">
        <style:background-image/>
      </style:paragraph-properties>
      <style:text-properties fo:color="#000000" style:font-name="Lato Light" fo:font-size="10pt" fo:font-style="normal" style:text-underline-style="none" fo:font-weight="normal" officeooo:rsid="0019a83d" officeooo:paragraph-rsid="0019a83d" fo:background-color="transparent" style:font-size-asian="10pt" style:font-style-asian="normal" style:font-weight-asian="normal" style:font-size-complex="10pt" style:font-style-complex="normal" style:font-weight-complex="normal"/>
    </style:style>
    <style:style style:name="P27" style:family="paragraph" style:parent-style-name="Standard">
      <style:paragraph-properties fo:background-color="transparent">
        <style:background-image/>
      </style:paragraph-properties>
      <style:text-properties fo:color="#000000" style:font-name="Lato Light" fo:font-size="10pt" fo:font-style="normal" style:text-underline-style="none" fo:font-weight="normal" officeooo:rsid="0019a83d" officeooo:paragraph-rsid="0019c4f0"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background-color="transparent">
        <style:background-image/>
      </style:paragraph-properties>
      <style:text-properties fo:color="#000000" style:font-name="Lato Light" fo:font-size="10pt" fo:font-style="normal" style:text-underline-style="none" fo:font-weight="normal" officeooo:rsid="0019c4f0" officeooo:paragraph-rsid="0019c4f0" fo:background-color="transparent" style:font-size-asian="10pt" style:font-style-asian="normal" style:font-weight-asian="normal" style:font-size-complex="10pt" style:font-style-complex="normal" style:font-weight-complex="normal"/>
    </style:style>
    <style:style style:name="P29" style:family="paragraph" style:parent-style-name="Preformatted_20_Text">
      <style:paragraph-properties fo:margin-top="0cm" fo:margin-bottom="0.499cm" loext:contextual-spacing="false" fo:background-color="transparent">
        <style:background-image/>
      </style:paragraph-properties>
      <style:text-properties fo:color="#000000" style:font-name="Courier 10 Pitch" fo:font-size="10pt" fo:background-color="transparent" style:font-size-asian="10pt" style:font-size-complex="10pt"/>
    </style:style>
    <style:style style:name="P30" style:family="paragraph" style:parent-style-name="Preformatted_20_Text">
      <style:paragraph-properties fo:background-color="transparent">
        <style:background-image/>
      </style:paragraph-properties>
      <style:text-properties fo:color="#000000" style:font-name="Courier 10 Pitch" fo:font-size="10pt" fo:background-color="transparent" style:font-size-asian="10pt" style:font-size-complex="10pt"/>
    </style:style>
    <style:style style:name="P31" style:family="paragraph" style:parent-style-name="Preformatted_20_Text">
      <style:paragraph-properties fo:background-color="transparent">
        <style:background-image/>
      </style:paragraph-properties>
      <style:text-properties fo:color="#000000" style:font-name="Courier 10 Pitch" fo:font-size="10pt" officeooo:rsid="0017fb4a" officeooo:paragraph-rsid="0017fb4a" fo:background-color="transparent" style:font-size-asian="10pt" style:font-size-complex="10pt"/>
    </style:style>
    <style:style style:name="P32" style:family="paragraph" style:parent-style-name="Preformatted_20_Text">
      <style:paragraph-properties fo:background-color="transparent">
        <style:background-image/>
      </style:paragraph-properties>
      <style:text-properties fo:color="#000000" style:font-name="Courier 10 Pitch" fo:font-size="10pt" officeooo:rsid="00192335" officeooo:paragraph-rsid="00192335" fo:background-color="transparent" style:font-size-asian="10pt" style:font-size-complex="10pt"/>
    </style:style>
    <style:style style:name="P33" style:family="paragraph" style:parent-style-name="Preformatted_20_Text">
      <style:paragraph-properties fo:background-color="transparent">
        <style:background-image/>
      </style:paragraph-properties>
      <style:text-properties fo:color="#0000ff" style:font-name="Courier 10 Pitch" fo:font-size="10pt" fo:background-color="transparent" style:font-size-asian="10pt" style:font-size-complex="10pt"/>
    </style:style>
    <style:style style:name="P34" style:family="paragraph" style:parent-style-name="Preformatted_20_Text">
      <style:paragraph-properties fo:background-color="transparent">
        <style:background-image/>
      </style:paragraph-properties>
      <style:text-properties officeooo:paragraph-rsid="00187c8f"/>
    </style:style>
    <style:style style:name="T1" style:family="text">
      <style:text-properties officeooo:rsid="0017fb4a"/>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1590" style:font-weight-asian="bold" style:font-weight-complex="bold"/>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officeooo:rsid="00187c8f"/>
    </style:style>
    <style:style style:name="T7" style:family="text">
      <style:text-properties fo:color="#0000ff"/>
    </style:style>
    <style:style style:name="T8" style:family="text">
      <style:text-properties fo:color="#0000ff" style:font-name="Courier 10 Pitch" fo:font-size="10pt" fo:background-color="transparent" loext:char-shading-value="0" style:font-size-asian="10pt" style:font-size-complex="10pt"/>
    </style:style>
    <style:style style:name="T9" style:family="text">
      <style:text-properties fo:color="#0000ff" style:font-name="Courier 10 Pitch" fo:font-size="10pt" fo:font-weight="normal" fo:background-color="transparent" loext:char-shading-value="0" style:font-size-asian="10pt" style:font-weight-asian="normal" style:font-size-complex="10pt" style:font-weight-complex="normal"/>
    </style:style>
    <style:style style:name="T10" style:family="text">
      <style:text-properties fo:font-style="italic" fo:font-weight="normal" officeooo:rsid="0018d4f3" style:font-style-asian="italic" style:font-weight-asian="normal" style:font-style-complex="italic" style:font-weight-complex="normal"/>
    </style:style>
    <style:style style:name="T11" style:family="text">
      <style:text-properties fo:color="#ff0000"/>
    </style:style>
    <style:style style:name="T12" style:family="text">
      <style:text-properties fo:color="#ff0000" fo:font-style="italic" style:font-style-asian="italic" style:font-style-complex="italic"/>
    </style:style>
    <style:style style:name="T13" style:family="text">
      <style:text-properties fo:color="#ff0000" fo:font-style="italic" officeooo:rsid="00187c8f" style:font-style-asian="italic" style:font-style-complex="italic"/>
    </style:style>
    <style:style style:name="T14" style:family="text">
      <style:text-properties fo:color="#ff0000" fo:font-style="italic" style:text-underline-style="none" style:font-style-asian="italic" style:font-style-complex="italic"/>
    </style:style>
    <style:style style:name="T15" style:family="text">
      <style:text-properties fo:color="#ff0000" style:font-name="Courier 10 Pitch" fo:font-size="10pt" fo:font-style="italic" fo:background-color="transparent" loext:char-shading-value="0" style:font-size-asian="10pt" style:font-style-asian="italic" style:font-size-complex="10pt" style:font-style-complex="italic"/>
    </style:style>
    <style:style style:name="T16" style:family="text">
      <style:text-properties fo:color="#ff0000" style:font-name="Courier 10 Pitch" fo:font-size="10pt" fo:font-style="italic" fo:font-weight="normal" fo:background-color="transparent" loext:char-shading-value="0" style:font-size-asian="10pt" style:font-style-asian="italic" style:font-weight-asian="normal" style:font-size-complex="10pt" style:font-style-complex="italic" style:font-weight-complex="normal"/>
    </style:style>
    <style:style style:name="T17" style:family="text">
      <style:text-properties fo:color="#ff0000" officeooo:rsid="0018d4f3"/>
    </style:style>
    <style:style style:name="T18" style:family="text">
      <style:text-properties style:font-name="Lato Light" fo:font-size="12pt" style:font-size-asian="12pt" style:font-size-complex="12pt"/>
    </style:style>
    <style:style style:name="T19" style:family="text">
      <style:text-properties style:font-name="Lato Light" fo:font-size="12pt" officeooo:rsid="0017fb4a" style:font-size-asian="12pt" style:font-size-complex="12pt"/>
    </style:style>
    <style:style style:name="T20" style:family="text">
      <style:text-properties style:font-name="Lato Light" fo:font-size="12pt" officeooo:rsid="00192335" style:font-size-asian="12pt" style:font-size-complex="12pt"/>
    </style:style>
    <style:style style:name="T21" style:family="text">
      <style:text-properties style:font-name="Lato Light" fo:font-size="12pt" officeooo:rsid="001a1590" style:font-size-asian="12pt" style:font-size-complex="12pt"/>
    </style:style>
    <style:style style:name="T22" style:family="text">
      <style:text-properties style:font-name="Lato Light" fo:font-size="12pt" fo:font-weight="bold" style:font-size-asian="12pt" style:font-weight-asian="bold" style:font-size-complex="12pt" style:font-weight-complex="bold"/>
    </style:style>
    <style:style style:name="T23" style:family="text">
      <style:text-properties style:font-name="Lato Light" fo:font-size="12pt" fo:font-weight="normal" style:font-size-asian="12pt" style:font-weight-asian="normal" style:font-size-complex="12pt" style:font-weight-complex="normal"/>
    </style:style>
    <style:style style:name="T24" style:family="text">
      <style:text-properties style:font-name="Lato Light" fo:font-size="12pt" fo:font-weight="normal" officeooo:rsid="001a1590" style:font-size-asian="12pt" style:font-weight-asian="normal" style:font-size-complex="12pt" style:font-weight-complex="normal"/>
    </style:style>
    <style:style style:name="T25" style:family="text">
      <style:text-properties style:font-name="Lato Light" fo:font-size="12pt" style:text-underline-style="solid" style:text-underline-width="auto" style:text-underline-color="font-color" style:font-size-asian="12pt" style:font-size-complex="12pt"/>
    </style:style>
    <style:style style:name="T26" style:family="text">
      <style:text-properties style:font-name="Lato Light" fo:font-size="12pt" style:text-underline-style="solid" style:text-underline-width="auto" style:text-underline-color="font-color" officeooo:rsid="0019a83d" style:font-size-asian="12pt" style:font-size-complex="12pt"/>
    </style:style>
    <style:style style:name="T27" style:family="text">
      <style:text-properties style:font-name="Lato Light" fo:font-size="12pt" style:text-underline-style="solid" style:text-underline-width="auto" style:text-underline-color="font-color" officeooo:rsid="001a1590" style:font-size-asian="12pt" style:font-size-complex="12pt"/>
    </style:style>
    <style:style style:name="T28" style:family="text">
      <style:text-properties fo:color="#000000" style:font-name="Courier 10 Pitch" fo:font-size="10pt" officeooo:rsid="00187c8f" fo:background-color="transparent" loext:char-shading-value="0" style:font-size-asian="10pt" style:font-size-complex="10pt"/>
    </style:style>
    <style:style style:name="T29" style:family="text">
      <style:text-properties style:font-name="Courier 10 Pitch"/>
    </style:style>
    <style:style style:name="T30" style:family="text">
      <style:text-properties style:font-name="Courier 10 Pitch" fo:font-size="12pt" style:font-size-asian="12pt" style:font-size-complex="12pt"/>
    </style:style>
    <style:style style:name="T31" style:family="text">
      <style:text-properties style:font-name="Courier 10 Pitch" fo:font-size="10pt" fo:font-weight="normal" style:font-size-asian="10pt" style:font-weight-asian="normal" style:font-size-complex="10pt" style:font-weight-complex="normal"/>
    </style:style>
    <style:style style:name="T32" style:family="text">
      <style:text-properties style:font-name="Courier 10 Pitch" fo:font-size="10pt" style:font-size-asian="10pt" style:font-size-complex="10pt"/>
    </style:style>
    <style:style style:name="T33" style:family="text">
      <style:text-properties style:font-name="Courier 10 Pitch" fo:font-size="10pt" officeooo:rsid="0019a83d" style:font-size-asian="10pt" style:font-size-complex="10pt"/>
    </style:style>
    <style:style style:name="T34" style:family="text">
      <style:text-properties style:font-name="Courier 10 Pitch" fo:font-size="10pt" officeooo:rsid="0017fb4a" style:font-size-asian="10pt" style:font-size-complex="10pt"/>
    </style:style>
    <style:style style:name="T35" style:family="text">
      <style:text-properties style:font-name="Courier 10 Pitch"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Courier 10 Pitch" fo:font-style="italic" officeooo:rsid="0018d4f3" style:font-style-asian="italic" style:font-style-complex="italic"/>
    </style:style>
    <style:style style:name="T37" style:family="text">
      <style:text-properties style:font-name="Courier 10 Pitch" fo:font-style="italic" officeooo:rsid="0019c4f0" style:font-style-asian="italic" style:font-style-complex="italic"/>
    </style:style>
    <style:style style:name="T38" style:family="text">
      <style:text-properties fo:font-size="10pt" style:font-size-asian="10pt" style:font-size-complex="10pt"/>
    </style:style>
    <style:style style:name="T39" style:family="text">
      <style:text-properties style:font-name="Lato Light1"/>
    </style:style>
    <style:style style:name="T40" style:family="text">
      <style:text-properties style:font-name="Lato Light1" fo:font-size="12pt" fo:font-weight="normal" style:font-size-asian="12pt" style:font-weight-asian="normal" style:font-size-complex="12pt" style:font-weight-complex="normal"/>
    </style:style>
    <style:style style:name="T41" style:family="text">
      <style:text-properties style:font-name="Lato Light1" fo:font-size="12pt" fo:font-style="normal" style:font-size-asian="12pt" style:font-style-asian="normal" style:font-size-complex="12pt" style:font-style-complex="normal"/>
    </style:style>
    <style:style style:name="T42" style:family="text">
      <style:text-properties style:font-name="Lato Light1" fo:font-size="12pt" fo:font-style="normal" officeooo:rsid="0019a83d" style:font-size-asian="12pt" style:font-style-asian="normal" style:font-size-complex="12pt" style:font-style-complex="normal"/>
    </style:style>
    <style:style style:name="T43" style:family="text">
      <style:text-properties style:font-name="Lato Light1" fo:font-size="12pt" style:font-size-asian="12pt" style:font-size-complex="12pt"/>
    </style:style>
    <style:style style:name="T44" style:family="text">
      <style:text-properties style:font-name="Lato Light1" fo:font-size="12pt" officeooo:rsid="00192335" style:font-size-asian="12pt" style:font-size-complex="12pt"/>
    </style:style>
    <style:style style:name="T45" style:family="text">
      <style:text-properties style:font-name="Lato Light1" fo:font-size="12pt" officeooo:rsid="0019a83d" style:font-size-asian="12pt" style:font-size-complex="12pt"/>
    </style:style>
    <style:style style:name="T46" style:family="text">
      <style:text-properties style:font-name="Lato Light1" fo:font-size="12pt" officeooo:rsid="0019c4f0" style:font-size-asian="12pt" style:font-size-complex="12pt"/>
    </style:style>
    <style:style style:name="T47" style:family="text">
      <style:text-properties style:font-name="Lato Light1" fo:font-size="12pt" officeooo:rsid="001a1590" style:font-size-asian="12pt" style:font-size-complex="12pt"/>
    </style:style>
    <style:style style:name="T48" style:family="text">
      <style:text-properties style:font-name="Lato Light1" fo:font-size="12pt" fo:font-style="italic" style:font-size-asian="12pt" style:font-style-asian="italic" style:font-size-complex="12pt" style:font-style-complex="italic"/>
    </style:style>
    <style:style style:name="T49" style:family="text">
      <style:text-properties style:font-name="Lato Light1" fo:font-size="12pt" fo:font-style="italic" officeooo:rsid="00192335" style:font-size-asian="12pt" style:font-style-asian="italic" style:font-size-complex="12pt" style:font-style-complex="italic"/>
    </style:style>
    <style:style style:name="T50" style:family="text">
      <style:text-properties style:font-name="Lato Light1" fo:font-size="12pt" fo:font-style="italic" officeooo:rsid="0019a83d" style:font-size-asian="12pt" style:font-style-asian="italic" style:font-size-complex="12pt" style:font-style-complex="italic"/>
    </style:style>
    <style:style style:name="T51" style:family="text">
      <style:text-properties style:font-name="Lato Light1" fo:font-size="12pt" fo:font-weight="bold" style:font-size-asian="12pt" style:font-weight-asian="bold" style:font-size-complex="12pt" style:font-weight-complex="bold"/>
    </style:style>
    <style:style style:name="T52" style:family="text">
      <style:text-properties officeooo:rsid="0018d4f3"/>
    </style:style>
    <style:style style:name="T53" style:family="text">
      <style:text-properties officeooo:rsid="00192335"/>
    </style:style>
    <style:style style:name="T54" style:family="text">
      <style:text-properties officeooo:rsid="0019a83d"/>
    </style:style>
    <style:style style:name="T55" style:family="text">
      <style:text-properties officeooo:rsid="001a15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ic Entity CRUD Template</text:p>
      <text:p text:style-name="P1"/>
      <text:p text:style-name="P1">This template demonstrates how to make the front-end UI communicate with back-end functionality when it comes to the CRUD actions for the basic entities (<text:span text:style-name="T55">staff</text:span>, cameras, etc.)</text:p>
      <text:p text:style-name="P1"/>
      <text:p text:style-name="P1"><text:span text:style-name="T2">R</text:span><text:span text:style-name="T3">ead</text:span><text:span text:style-name="T4">: HTML Table</text:span></text:p>
      <text:p text:style-name="P3"/>
      <text:p text:style-name="P6">Example file: <text:span text:style-name="T32">static/staff.html</text:span></text:p>
      <text:p text:style-name="P3"/>
      <text:p text:style-name="P1">Creating the HTML table for the <text:span text:style-name="T55">r</text:span>ead section of CRUD actions uses the collections facility in the <text:span text:style-name="T32">HtmlRenderer</text:span> class. When loading the page, the back-end will automatically provide a collection of the re<text:span text:style-name="T5">levant entities. The following code block allows you to iterate over them:</text:span></text:p>
      <text:p text:style-name="P5"/>
      <text:p text:style-name="P31">&lt;table&gt;</text:p>
      <text:p text:style-name="P30"><text:s text:c="3"/>&lt;thead&gt;</text:p>
      <text:p text:style-name="P30"><text:s text:c="6"/>&lt;tr&gt;</text:p>
      <text:p text:style-name="P30"><text:s text:c="9"/>&lt;td&gt;<text:span text:style-name="T13">Field One</text:span>&lt;/td&gt;</text:p>
      <text:p text:style-name="P30"><text:s text:c="9"/>&lt;td&gt;<text:span text:style-name="T13">Field Two</text:span>&lt;/td&gt;</text:p>
      <text:p text:style-name="P30"><text:s text:c="9"/>&lt;td&gt;<text:span text:style-name="T12">...</text:span>&lt;/td&gt;</text:p>
      <text:p text:style-name="P30"><text:s text:c="9"/>&lt;td&gt;Actions&lt;/td&gt;</text:p>
      <text:p text:style-name="P30"><text:s text:c="6"/>&lt;/tr&gt;</text:p>
      <text:p text:style-name="P30"><text:s text:c="3"/>&lt;/thead&gt;</text:p>
      <text:p text:style-name="P30"><text:s text:c="3"/>&lt;tbody&gt;</text:p>
      <text:p text:style-name="P30"><text:s text:c="6"/><text:span text:style-name="T7">#[collection: </text:span><text:span text:style-name="T13">collectionname</text:span><text:span text:style-name="T7">]</text:span></text:p>
      <text:p text:style-name="P30"><text:span text:style-name="T7"/></text:p>
      <text:p text:style-name="P33"><text:s text:c="6"/>#[pre]#[/pre]</text:p>
      <text:p text:style-name="P33"/>
      <text:p text:style-name="P33"><text:s text:c="6"/>#[each]</text:p>
      <text:p text:style-name="P30"><text:s text:c="6"/>&lt;tr&gt;</text:p>
      <text:p text:style-name="P30"><text:s text:c="9"/>&lt;td&gt;<text:span text:style-name="T12">#</text:span><text:span text:style-name="T13">field1</text:span>&lt;/td&gt;</text:p>
      <text:p text:style-name="P30"><text:s text:c="9"/>&lt;td&gt;<text:span text:style-name="T12">#</text:span><text:span text:style-name="T13">field2</text:span>&lt;/td&gt;</text:p>
      <text:p text:style-name="P30"><text:s text:c="9"/>&lt;td&gt;<text:span text:style-name="T12">#...</text:span>&lt;/td&gt;</text:p>
      <text:p text:style-name="P30"><text:s text:c="9"/>&lt;td&gt;</text:p>
      <text:p text:style-name="P30"><text:s text:c="12"/>&lt;button class="btn edit-button" data-id="#id"&gt;Edit&lt;/button&gt;</text:p>
      <text:p text:style-name="P30"><text:s text:c="12"/>&lt;button class="btn delete-button" data-id="#id"&gt;Delete&lt;/button&gt;</text:p>
      <text:p text:style-name="P30"><text:s text:c="9"/>&lt;/td&gt;</text:p>
      <text:p text:style-name="P30"><text:s text:c="6"/>&lt;/tr&gt;</text:p>
      <text:p text:style-name="P30"><text:s text:c="6"/><text:span text:style-name="T7">#[/each]</text:span></text:p>
      <text:p text:style-name="P30"><text:span text:style-name="T7"/></text:p>
      <text:p text:style-name="P33"><text:s text:c="6"/>#[post]#[/post]</text:p>
      <text:p text:style-name="P33"/>
      <text:p text:style-name="P33"><text:s text:c="6"/>#[empty]</text:p>
      <text:p text:style-name="P30"><text:s text:c="6"/>&lt;tr&gt;</text:p>
      <text:p text:style-name="P30"><text:s text:c="9"/>&lt;td colspan="<text:span text:style-name="T13">4</text:span>"&gt;<text:span text:style-name="T6">No records found.</text:span>&lt;/td&gt;</text:p>
      <text:p text:style-name="P30"><text:s text:c="6"/>&lt;/tr&gt;</text:p>
      <text:p text:style-name="P30"><text:s text:c="6"/><text:span text:style-name="T7">#[/empty]</text:span></text:p>
      <text:p text:style-name="P30"><text:span text:style-name="T7"/></text:p>
      <text:p text:style-name="P33"><text:s text:c="6"/>#[/collection]</text:p>
      <text:p text:style-name="P30"><text:s text:c="3"/>&lt;/tbody&gt;</text:p>
      <text:p text:style-name="P34"><text:span text:style-name="T28">&lt;/table&gt;</text:span></text:p>
      <text:p text:style-name="P8"/>
      <text:p text:style-name="P12"><text:span text:style-name="T19">T</text:span><text:span text:style-name="T18">he blue sections indicate the markup for </text:span><text:span text:style-name="T34">HtmlRenderer</text:span><text:span text:style-name="T18"> – they are not printed to the browser and </text:span><text:span text:style-name="T22">they don't need to be changed</text:span><text:span text:style-name="T18"> when they are copied into each new entity CRUD page. Each section has a specific meaning:</text:span></text:p>
      <text:p text:style-name="P9"/>
      <text:list xml:id="list3323793754148700927" text:style-name="L1">
        <text:list-item>
          <text:p text:style-name="P10"><text:span text:style-name="T8">collection</text:span><text:span text:style-name="T18"> – this signals the start of a collection block and tells the renderer that you </text:span><text:soft-page-break/><text:span text:style-name="T18">are going to be iterating through the collection identified by the key </text:span><text:span text:style-name="T15">collectionname</text:span><text:span text:style-name="T18"> </text:span><text:span text:style-name="T21">(see below).</text:span></text:p>
        </text:list-item>
        <text:list-item>
          <text:p text:style-name="P10"><text:span text:style-name="T8">pre</text:span><text:span text:style-name="T18"> – the HTML in this section precedes the iterative section, and in this case is left blank (note: it cannot be removed, even if blank).</text:span></text:p>
        </text:list-item>
        <text:list-item>
          <text:p text:style-name="P10"><text:span text:style-name="T8">each</text:span><text:span text:style-name="T18"> – the HTML in this section is printed once for each iteration of the items in the collection. The </text:span><text:span text:style-name="T15">#field1</text:span><text:span text:style-name="T18"> <text:s/>tags are used to print attributes of the item – the field names are the same as the column name in the database (see the relevant model file for all of the field names in each item). Note that the names </text:span><text:span text:style-name="T22">are not</text:span><text:span text:style-name="T23"> “field1”, “field2”, etc. If you need something more complex than simply printing out a field value, speak to someone from the controller team and they can add it to the controller (or show you how to).</text:span></text:p>
        </text:list-item>
        <text:list-item>
          <text:p text:style-name="P10"><text:span text:style-name="T9">post</text:span><text:span text:style-name="T23"> – the HTML in this section is printed after the iterative section, and again it can be left blank </text:span><text:span text:style-name="T24">here</text:span><text:span text:style-name="T23">.</text:span></text:p>
        </text:list-item>
        <text:list-item>
          <text:p text:style-name="P10"><text:span text:style-name="T9">empty</text:span><text:span text:style-name="T23"> – the HTML in this section is printed if and only if the collection is empty.</text:span></text:p>
        </text:list-item>
      </text:list>
      <text:p text:style-name="P9"/>
      <text:p text:style-name="P9"><text:span text:style-name="T23">The red sections indicate the things that should be changed by you:</text:span></text:p>
      <text:p text:style-name="P9"/>
      <text:list xml:id="list5319340833791385259" text:style-name="L2">
        <text:list-item>
          <text:p text:style-name="P11"><text:span text:style-name="T16">Field One</text:span><text:span text:style-name="T23"> – column headers.</text:span></text:p>
        </text:list-item>
        <text:list-item>
          <text:p text:style-name="P11"><text:span text:style-name="T16">collectionname</text:span><text:span text:style-name="T23"> – the name of the collection you are iterating over. It will be the simple plural form of the entity name, in lower case (e.g. “medicines”, “staff”, “cameras”, etc.).</text:span></text:p>
        </text:list-item>
        <text:list-item>
          <text:p text:style-name="P11"><text:span text:style-name="T16">#field1</text:span><text:span text:style-name="T23"> – these can access the individual fields via their name, or more complex values (see above).</text:span></text:p>
        </text:list-item>
        <text:list-item>
          <text:p text:style-name="P11"><text:span text:style-name="T16">4</text:span><text:span text:style-name="T23"> – should equal the number of columns in use (don't forget the actions column).</text:span></text:p>
        </text:list-item>
      </text:list>
      <text:p text:style-name="P9"/>
      <text:p text:style-name="P9"><text:span text:style-name="T23">The action buttons on each row should not be changed, structurally. Feel free to re-style them (keeping them consistent across pages), but </text:span><text:span text:style-name="T22">do not remove </text:span><text:span text:style-name="T23">the </text:span><text:span text:style-name="T31">edit-button</text:span><text:span text:style-name="T40"> a</text:span><text:span text:style-name="T23">nd </text:span><text:span text:style-name="T31">delete-button</text:span><text:span text:style-name="T23"> classes, or the </text:span><text:span text:style-name="T31">data-id</text:span><text:span text:style-name="T23"> attribute</text:span><text:span text:style-name="T24">s</text:span><text:span text:style-name="T23">.</text:span></text:p>
      <text:p text:style-name="P9"/>
      <text:p text:style-name="P13"><text:span text:style-name="T23">This should be all that is needed to produce the HTML table of the entit</text:span><text:span text:style-name="T24">i</text:span><text:span text:style-name="T23">es.</text:span></text:p>
      <text:p text:style-name="P13"/>
      <text:p text:style-name="P14"><text:span text:style-name="T25">C</text:span><text:span text:style-name="T27">reate</text:span><text:span text:style-name="T25">, </text:span><text:span text:style-name="T26">U</text:span><text:span text:style-name="T27">pdate</text:span><text:span text:style-name="T26"> &amp; D</text:span><text:span text:style-name="T27">elete</text:span><text:span text:style-name="T18">: The Modal Form</text:span></text:p>
      <text:p text:style-name="P13"/>
      <text:p text:style-name="P6">Example file<text:span text:style-name="T54">s</text:span>: <text:span text:style-name="T32">static/staff.html</text:span><text:span text:style-name="T41"> </text:span><text:span text:style-name="T42">and</text:span><text:span text:style-name="T41"> </text:span><text:span text:style-name="T32">static/js/crud-page.js</text:span></text:p>
      <text:p text:style-name="P13"/>
      <text:p text:style-name="P13"><text:span text:style-name="T23">As decided, creating and editing entities will take place through on-page modals. This user action will be repeated on all pages, so it makes sense to make as much of the code as possible fully generic and reusable (in essence, DRY).</text:span></text:p>
      <text:p text:style-name="P13"/>
      <text:p text:style-name="P13"><text:span text:style-name="T23">So, for each entity page, only the form must be created. Everything else (modals, form-filling, submission, etc.) is handled by </text:span><text:span text:style-name="T35">crud-page.js</text:span><text:span text:style-name="T23">, which is totally generic and requires no editing for other entity types.</text:span></text:p>
      <text:p text:style-name="P13"/>
      <text:p text:style-name="P13"><text:span text:style-name="T23">An example of the form is available towards the end of </text:span><text:span text:style-name="T35">staff.html</text:span><text:span text:style-name="T23">. Much of the structure should remain the same (particularly class names and the buttons) – only the actual form inputs need to be edited. It is absolutely crucial that all names for each input (the three red sections below) match the database column names </text:span><text:span text:style-name="T22">exactly</text:span><text:span text:style-name="T23">.</text:span></text:p>
      <text:p text:style-name="P13"/>
      <text:p text:style-name="P16">&lt;<text:span text:style-name="T52">label for="</text:span><text:span text:style-name="T17">username</text:span><text:span text:style-name="T52">"&gt;Username:&lt;/label&gt;</text:span></text:p>
      <text:p text:style-name="P17">&lt;input type="text" name="<text:span text:style-name="T11">username</text:span>" id="<text:span text:style-name="T11">username</text:span>"/<text:span text:style-name="T6">&gt;</text:span></text:p>
      <text:p text:style-name="P15"/>
      <text:p text:style-name="P18"><text:span text:style-name="T19">T</text:span><text:span text:style-name="T18">he </text:span><text:span text:style-name="T20">form also contains two hidden fields, at the start – only one of these must be changed. The </text:span><text:soft-page-break/><text:span text:style-name="T53">entity-id</text:span><text:span text:style-name="T20"> field should stay set to zero; the </text:span><text:span text:style-name="T53">entity-type</text:span><text:span text:style-name="T20"> field should be the simple singular form of the entity being created/edited (e.g. “staff”, “camera”, etc.).</text:span></text:p>
      <text:p text:style-name="P18"/>
      <text:p text:style-name="P20"><text:span text:style-name="T18">Throughout the form, there are two control classes that can be used:</text:span></text:p>
      <text:p text:style-name="P20"/>
      <text:list xml:id="list9069020892184207265" text:style-name="L3">
        <text:list-item>
          <text:p text:style-name="P19"><text:span text:style-name="T53">edit-mode</text:span><text:span text:style-name="T44"> – these elements will be shown only when </text:span><text:span text:style-name="T49">editing</text:span><text:span text:style-name="T44"> an entity.</text:span></text:p>
        </text:list-item>
        <text:list-item>
          <text:p text:style-name="P19"><text:span text:style-name="T53">create-mode</text:span><text:span text:style-name="T44"> – these elements will be shown only when </text:span><text:span text:style-name="T49">creating</text:span><text:span text:style-name="T44"> an entity.</text:span></text:p>
        </text:list-item>
      </text:list>
      <text:p text:style-name="P18"/>
      <text:p text:style-name="P20"><text:span text:style-name="T43">Below the form, there is more code that must be included in </text:span><text:span text:style-name="T51">exactly</text:span><text:span text:style-name="T43"> this order:</text:span></text:p>
      <text:p text:style-name="P20"/>
      <text:p text:style-name="P32">#[def: entity-name-title = <text:span text:style-name="T14">Staff Member</text:span>]</text:p>
      <text:p text:style-name="P30">#[def: entity-name-body = <text:span text:style-name="T14">staff member</text:span>]</text:p>
      <text:p text:style-name="P30">#[def: entity-type = <text:span text:style-name="T14">staff</text:span>]</text:p>
      <text:p text:style-name="P30"/>
      <text:p text:style-name="P30">##_delete-modal.html</text:p>
      <text:p text:style-name="P30">##_loading-modal.html</text:p>
      <text:p text:style-name="P30"/>
      <text:p text:style-name="P30">#[collectionmap: objectMap: <text:span text:style-name="T14">staff</text:span>]</text:p>
      <text:p text:style-name="P32">#[def: crud = yes]</text:p>
      <text:p text:style-name="P30">&lt;script src="<text:span text:style-name="T14">/js/staff.js</text:span>"&gt;&lt;/script&gt;</text:p>
      <text:p text:style-name="P30"/>
      <text:p text:style-name="P29">##_footer.html</text:p>
      <text:p text:style-name="P20"><text:span text:style-name="T43">Again, red indicates code that should be changed:</text:span></text:p>
      <text:p text:style-name="P20"/>
      <text:list xml:id="list7860263397790485831" text:style-name="L4">
        <text:list-item>
          <text:p text:style-name="P21"><text:span text:style-name="T43">The three </text:span>def<text:span text:style-name="T43"> fields are used to define details about the delete confirmation modal. The first field fills </text:span><text:span text:style-name="T47">in </text:span><text:span text:style-name="T43">the blank in the modal's title (</text:span><text:span text:style-name="T48">“Delete _____”</text:span><text:span text:style-name="T43">); the second field fills </text:span><text:span text:style-name="T47">in</text:span><text:span text:style-name="T43"> the blank in the modal's main content (</text:span><text:span text:style-name="T48">“Are you sure </text:span><text:span text:style-name="T50">you want to delete this </text:span><text:span text:style-name="T48">_____?”</text:span><text:span text:style-name="T45">); the third one gives the entity type, which should match the hidden field explained above.</text:span></text:p>
        </text:list-item>
        <text:list-item>
          <text:p text:style-name="P22"><text:span text:style-name="T43">The two include statements (which start with </text:span>##<text:span text:style-name="T43">) load the pre-build modals for the loading message and the delete confirmation – these don't need to be edited.</text:span></text:p>
        </text:list-item>
        <text:list-item>
          <text:p text:style-name="P23"><text:span text:style-name="T43">The </text:span>collectionmap<text:span text:style-name="T43"> line tells </text:span><text:span text:style-name="T1">HtmlRenderer</text:span><text:span text:style-name="T43"> to produce a valid JavaScript map of the collection identified by the key in red (see page two).</text:span></text:p>
        </text:list-item>
        <text:list-item>
          <text:p text:style-name="P22"><text:span text:style-name="T43">The fourth </text:span><text:span text:style-name="T53">def</text:span><text:span text:style-name="T43"> statement enabled CRUD mode.</text:span></text:p>
        </text:list-item>
        <text:list-item>
          <text:p text:style-name="P22"><text:span text:style-name="T43">The </text:span>script<text:span text:style-name="T43"> tag includes an (optional) file detailing how the entities should be validated on-page before the forms are submitted (more info below).</text:span></text:p>
        </text:list-item>
        <text:list-item>
          <text:p text:style-name="P22"><text:span text:style-name="T43">The final line includes the footer of the page, which again should not be changed.</text:span></text:p>
        </text:list-item>
      </text:list>
      <text:p text:style-name="P24"/>
      <text:p text:style-name="P24"><text:span text:style-name="T43">That's it – everything else is handled automatically by </text:span><text:span text:style-name="T10">crud-page.js</text:span><text:span text:style-name="T43">. It deals with hiding/showing modals, responding to button clicks, pre-populating the form, sending data to the back-end via AJAX, etc.</text:span></text:p>
      <text:p text:style-name="P24"/>
      <text:p text:style-name="P25"><text:span text:style-name="T43">Entity Validation</text:span></text:p>
      <text:p text:style-name="P4"/>
      <text:p text:style-name="P7">Example file: <text:span text:style-name="T32">static/</text:span><text:span text:style-name="T33">js/staff</text:span><text:span text:style-name="T32">.</text:span><text:span text:style-name="T33">js</text:span></text:p>
      <text:p text:style-name="P4"/>
      <text:p text:style-name="P27"><text:span text:style-name="T43">Th</text:span><text:span text:style-name="T46">e entities can be validated before the forms are submitted by specifying functions for the </text:span><text:span text:style-name="T37">validateEditForm</text:span><text:span text:style-name="T46"> and </text:span><text:span text:style-name="T37">v</text:span><text:span text:style-name="T36">a</text:span><text:span text:style-name="T37">lidateCreateForm</text:span><text:span text:style-name="T46"> files in an entity-specific JavaScript file. The functions are passed one argument: an objectivised version of the form. An input field called </text:span><text:span text:style-name="T37">username</text:span><text:span text:style-name="T46"> can be accessed as </text:span><text:span text:style-name="T37">formObject.username</text:span><text:span text:style-name="T46">.</text:span></text:p>
      <text:p text:style-name="P26"/>
      <text:p text:style-name="P28"><text:span text:style-name="T46">T</text:span><text:span text:style-name="T43">hese functions should check all attributes: if there are problems they should display errors and return </text:span><text:span text:style-name="T29">false</text:span><text:span text:style-name="T43">; otherwise, return </text:span><text:span text:style-name="T29">true</text:span><text:span text:style-name="T43">. If the variables are not specified, no validation takes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ato Light" svg:font-family="'Lato Light'" style:font-pitch="variable"/>
    <style:font-face style:name="Lato Light1"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22:54:55.016350670</meta:creation-date>
    <dc:date>2015-02-18T00:12:18.300153803</dc:date>
    <meta:editing-duration>PT31M37S</meta:editing-duration>
    <meta:editing-cycles>4</meta:editing-cycles>
    <meta:generator>LibreOffice/4.3.3.2$Linux_X86_64 LibreOffice_project/430m0$Build-2</meta:generator>
    <meta:document-statistic meta:table-count="0" meta:image-count="0" meta:object-count="0" meta:page-count="3" meta:paragraph-count="83" meta:word-count="1034" meta:character-count="6730" meta:non-whitespace-character-count="5568"/>
  </office:meta>
</office:document-meta>
</file>